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e70c" officeooo:paragraph-rsid="001be70c"/>
    </style:style>
    <style:style style:name="P2" style:family="paragraph" style:parent-style-name="Standard">
      <style:paragraph-properties fo:text-align="center" style:justify-single-word="false"/>
      <style:text-properties officeooo:rsid="001be70c" officeooo:paragraph-rsid="001be70c"/>
    </style:style>
    <style:style style:name="P3" style:family="paragraph" style:parent-style-name="Standard">
      <style:paragraph-properties fo:text-align="start" style:justify-single-word="false"/>
      <style:text-properties officeooo:rsid="001c9137" officeooo:paragraph-rsid="001c9137"/>
    </style:style>
    <style:style style:name="P4" style:family="paragraph" style:parent-style-name="Standard">
      <style:paragraph-properties fo:text-align="start" style:justify-single-word="false"/>
      <style:text-properties officeooo:rsid="001caafc" officeooo:paragraph-rsid="001caafc"/>
    </style:style>
    <style:style style:name="P5" style:family="paragraph" style:parent-style-name="Standard">
      <style:paragraph-properties fo:text-align="start" style:justify-single-word="false"/>
      <style:text-properties officeooo:rsid="001d3af1" officeooo:paragraph-rsid="001d3af1"/>
    </style:style>
    <style:style style:name="P6" style:family="paragraph" style:parent-style-name="Standard">
      <style:paragraph-properties fo:text-align="start" style:justify-single-word="false"/>
      <style:text-properties officeooo:rsid="00257135" officeooo:paragraph-rsid="00257135"/>
    </style:style>
    <style:style style:name="P7" style:family="paragraph" style:parent-style-name="Standard">
      <style:paragraph-properties fo:text-align="start" style:justify-single-word="false"/>
      <style:text-properties officeooo:rsid="0028feee" officeooo:paragraph-rsid="0028feee"/>
    </style:style>
    <style:style style:name="P8" style:family="paragraph" style:parent-style-name="Standard">
      <style:paragraph-properties fo:text-align="start" style:justify-single-word="false"/>
      <style:text-properties officeooo:rsid="00293a53" officeooo:paragraph-rsid="00293a53"/>
    </style:style>
    <style:style style:name="P9" style:family="paragraph" style:parent-style-name="Standard">
      <style:paragraph-properties fo:text-align="start" style:justify-single-word="false"/>
      <style:text-properties officeooo:rsid="00293a53" officeooo:paragraph-rsid="002a9b30"/>
    </style:style>
    <style:style style:name="P10" style:family="paragraph" style:parent-style-name="Standard">
      <style:paragraph-properties fo:text-align="start" style:justify-single-word="false"/>
      <style:text-properties officeooo:rsid="002a9b30" officeooo:paragraph-rsid="002a9b30"/>
    </style:style>
    <style:style style:name="P11" style:family="paragraph" style:parent-style-name="Standard">
      <style:paragraph-properties fo:text-align="start" style:justify-single-word="false"/>
      <style:text-properties officeooo:rsid="002c1d1b" officeooo:paragraph-rsid="002c1d1b"/>
    </style:style>
    <style:style style:name="P12" style:family="paragraph" style:parent-style-name="Standard">
      <style:paragraph-properties fo:text-align="start" style:justify-single-word="false"/>
      <style:text-properties officeooo:rsid="002ff9f2" officeooo:paragraph-rsid="002ff9f2"/>
    </style:style>
    <style:style style:name="P13" style:family="paragraph" style:parent-style-name="Standard">
      <style:paragraph-properties fo:text-align="start" style:justify-single-word="false"/>
      <style:text-properties officeooo:rsid="00305be3" officeooo:paragraph-rsid="00305be3"/>
    </style:style>
    <style:style style:name="P14" style:family="paragraph" style:parent-style-name="Standard">
      <style:paragraph-properties fo:text-align="start" style:justify-single-word="false"/>
      <style:text-properties officeooo:rsid="002e7fde" officeooo:paragraph-rsid="002e7fde"/>
    </style:style>
    <style:style style:name="P15" style:family="paragraph" style:parent-style-name="Standard">
      <style:paragraph-properties fo:text-align="start" style:justify-single-word="false"/>
      <style:text-properties officeooo:rsid="00326f4c" officeooo:paragraph-rsid="00326f4c"/>
    </style:style>
    <style:style style:name="P16" style:family="paragraph" style:parent-style-name="Standard">
      <style:paragraph-properties fo:text-align="start" style:justify-single-word="false"/>
      <style:text-properties officeooo:rsid="00329803" officeooo:paragraph-rsid="00329803"/>
    </style:style>
    <style:style style:name="P17" style:family="paragraph" style:parent-style-name="Standard">
      <style:paragraph-properties fo:text-align="start" style:justify-single-word="false" fo:break-before="page"/>
      <style:text-properties officeooo:rsid="001c9137" officeooo:paragraph-rsid="001c9137"/>
    </style:style>
    <style:style style:name="P18" style:family="paragraph" style:parent-style-name="Standard">
      <style:paragraph-properties fo:text-align="start" style:justify-single-word="false" fo:break-before="page"/>
      <style:text-properties officeooo:rsid="00326f4c" officeooo:paragraph-rsid="00326f4c"/>
    </style:style>
    <style:style style:name="P19" style:family="paragraph" style:parent-style-name="Title">
      <style:text-properties officeooo:rsid="0027e910" officeooo:paragraph-rsid="0027e910"/>
    </style:style>
    <style:style style:name="P20" style:family="paragraph" style:parent-style-name="Standard">
      <style:paragraph-properties fo:text-align="start" style:justify-single-word="false"/>
      <style:text-properties officeooo:rsid="001be70c" officeooo:paragraph-rsid="001be70c"/>
    </style:style>
    <style:style style:name="P21" style:family="paragraph" style:parent-style-name="Standard">
      <style:paragraph-properties fo:text-align="start" style:justify-single-word="false"/>
      <style:text-properties officeooo:rsid="0035df1e" officeooo:paragraph-rsid="0035df1e"/>
    </style:style>
    <style:style style:name="P22" style:family="paragraph" style:parent-style-name="Standard">
      <style:paragraph-properties fo:text-align="start" style:justify-single-word="false"/>
      <style:text-properties officeooo:rsid="00329803" officeooo:paragraph-rsid="00329803"/>
    </style:style>
    <style:style style:name="T1" style:family="text">
      <style:text-properties officeooo:rsid="001caafc"/>
    </style:style>
    <style:style style:name="T2" style:family="text">
      <style:text-properties officeooo:rsid="0027e910"/>
    </style:style>
    <style:style style:name="T3" style:family="text">
      <style:text-properties officeooo:rsid="002c1d1b"/>
    </style:style>
    <style:style style:name="T4" style:family="text">
      <style:text-properties officeooo:rsid="002d83f2"/>
    </style:style>
    <style:style style:name="T5" style:family="text">
      <style:text-properties officeooo:rsid="0033eff8"/>
    </style:style>
    <style:style style:name="T6" style:family="text">
      <style:text-properties officeooo:rsid="00387446"/>
    </style:style>
    <style:style style:name="T7" style:family="text">
      <style:text-properties officeooo:rsid="00329803"/>
    </style:style>
    <style:style style:name="T8" style:family="text">
      <style:text-properties officeooo:rsid="00326f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ab/></text:p>
      <text:p text:style-name="Title"/>
      <text:p text:style-name="Title"/>
      <text:p text:style-name="P19">The coder as creator</text:p>
      <text:p text:style-name="P1"/>
      <text:p text:style-name="P2"><text:s/><text:span text:style-name="T2">P</text:span>rocess<text:span text:style-name="T4">-</text:span>oriented <text:span text:style-name="T2">practice in</text:span> interactive performance </text:p>
      <text:p text:style-name="P2"/>
      <text:p text:style-name="P2"/>
      <text:p text:style-name="P2"/>
      <text:p text:style-name="P2"/>
      <text:p text:style-name="P20">Abstract</text:p>
      <text:p text:style-name="P20"/>
      <text:p text:style-name="P21">This </text:p>
      <text:p text:style-name="P5"/>
      <text:p text:style-name="P5">Through a methodical analysis of my previous projects in the field of performative art …</text:p>
      <text:p text:style-name="P5"/>
      <text:p text:style-name="P6">describe the process</text:p>
      <text:p text:style-name="P6">limitiations and methods of dealing with them</text:p>
      <text:p text:style-name="P6"/>
      <text:p text:style-name="P7">chris ziegler</text:p>
      <text:p text:style-name="P8">kondition pluriel – martin kusch</text:p>
      <text:p text:style-name="P9">giselle boddington</text:p>
      <text:p text:style-name="P9"/>
      <text:p text:style-name="P11">interviews mit didi und simon mayer.</text:p>
      <text:p text:style-name="P9"/>
      <text:p text:style-name="P9"/>
      <text:p text:style-name="P10">appendix - zeitungsberichte</text:p>
      <text:p text:style-name="P10"/>
      <text:p text:style-name="P10">theater also offenes system. (theater wissenschaft, didi fragen)</text:p>
      <text:p text:style-name="P17">Thesis Statement</text:p>
      <text:p text:style-name="P3"><text:tab/>Background Research Essay</text:p>
      <text:p text:style-name="P3"><text:tab/>Description of Artistic Work</text:p>
      <text:p text:style-name="P3"><text:tab/>Artistic Aims Essay</text:p>
      <text:p text:style-name="P3">Research Methods</text:p>
      <text:p text:style-name="P3"><text:span text:style-name="T1"><text:tab/>I</text:span>dentify and justify the methods by which the <text:span text:style-name="T1">author</text:span> will gather and analyze information <text:tab/>relevant to the thesis subject that has been articulated in the thesis statement. </text:p>
      <text:p text:style-name="P3"><text:tab/><text:span text:style-name="T1">→ Criticism as an approach to Interface Aesthetics – Soren Pold</text:span></text:p>
      <text:p text:style-name="P4">Evaluation</text:p>
      <text:p text:style-name="P4">1. Project/Performance</text:p>
      <text:p text:style-name="P4"><text:tab/>Initial idea</text:p>
      <text:p text:style-name="P4"><text:tab/>First Concept</text:p>
      <text:p text:style-name="P4"><text:tab/>Development –<text:span text:style-name="T3"> Feedback loop</text:span></text:p>
      <text:p text:style-name="P4"><text:tab/>Result </text:p>
      <text:p text:style-name="P4">2. Project/Performance</text:p>
      <text:p text:style-name="P4"><text:tab/>Initial idea</text:p>
      <text:p text:style-name="P4"><text:tab/>First Concept</text:p>
      <text:p text:style-name="P4"><text:tab/>Development</text:p>
      <text:p text:style-name="P4"><text:tab/>Result </text:p>
      <text:p text:style-name="P4">3. Project/Performance</text:p>
      <text:p text:style-name="P4"><text:tab/>Initial idea</text:p>
      <text:p text:style-name="P4"><text:tab/>First Concept</text:p>
      <text:p text:style-name="P4"><text:tab/>Development</text:p>
      <text:p text:style-name="P4"><text:tab/>Result </text:p>
      <text:p text:style-name="P4"/>
      <text:p text:style-name="P3">Justification and Limitations</text:p>
      <text:p text:style-name="P4">Critical Reflection </text:p>
      <text:p text:style-name="P4"><text:tab/>Comparison with related work</text:p>
      <text:p text:style-name="P4"><text:tab/>discussion of open issues</text:p>
      <text:p text:style-name="P3">Conclusion</text:p>
      <text:p text:style-name="P11">Vision for the future</text:p>
      <text:p text:style-name="P18">Abstract</text:p>
      <text:p text:style-name="Standard"><text:span text:style-name="T7">In the following work, I want to address in detail process-oriented practices that use technology as creative partner. More spefically, I wish to discuss the artistic practices of using interactive technologies as an integral part of the creative process in developing performances. In the context of my own work I will try to analyze roles and the interplay of the participants in relation to used technologies. </text:span>With the use of advanced tracking systems the stage can be transformed</text:p>
      <text:p text:style-name="Standard">to an ubiquitous interface as whole. <text:span text:style-name="T7">Through this the performers are given control. This open system gives them time and space for improvisation. Custom interaction modes focused on playfulness should trigger their creativity and provide a tool to use and tease their skills as performers. The approach in my works aims to further close the gap between performance and interactive art while at the same time maximizing their respective independence within</text:span></text:p>
      <text:p text:style-name="Standard">the scope of this collaboration. Another crucial question this work tries to answer is: How to maintain a balance between the art forms and the technology in such a way that the artistic and performative latitude remains as great as can be and is not restricted by the possibilities of the technology?</text:p>
      <text:p text:style-name="P16"/>
      <text:p text:style-name="P16"/>
      <text:p text:style-name="P16"/>
      <text:p text:style-name="P15">In the following, I want to address in detail documenting practices that use interactive technologies to engage with performance art’s negotiation of embodied relations, duration, and disappearance. More specifically, I wish to discuss the artistic practices of documenting performance art on film as aesthetic interventions that accomplish a transition from embodied acts and choreographic spaces to the audiovisual time-space generated by the images’ developmental forms. My approach presupposes a distinctive understanding of performance art and moving-image work as a constellation of concurrent temporal arts, which are specific in their differential negotiation of liveness, recurrence, and (theatrical) reproducibility. </text:p>
      <text:p text:style-name="P14"/>
      <text:p text:style-name="P14">Background Research Essay</text:p>
      <text:p text:style-name="P12">New dance, involving technologies and interactive designs from the conceptual starting point, requires a differnet environment for its evolution. [p. 3 dance and technology]</text:p>
      <text:p text:style-name="P13">Recognize the technical context of programming languages and the artistic challenges we face when working with real-time processing.</text:p>
      <text:p text:style-name="P13"/>
      <text:p text:style-name="P13">My observations are based primarily on my own practical experience and that of my collaborators in the field.</text:p>
      <text:p text:style-name="P13"/>
      <text:p text:style-name="P13">The problem that I see is the overwhelming emphasis, in academic and concert dance training and its specialized professional practice in the West, on specific techniques (technical training in ballet and modern dance), vocabularies, and compositional structures that have limited usefulness for an exploration of participatory processes and the integration of recipient behaviors and feedbacks. Moreover, dance practice as it is commonly understood in the Western training has been largely focused on the performer‘s physical virtuosity and bodily intelligence, shaping, and disciplining the body of the execution of choreography, and not for the interaction with the mediated and unstable environ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08:14:07.905000000</meta:creation-date>
    <dc:date>2018-04-11T01:21:09.712979915</dc:date>
    <meta:editing-duration>PT1H40M45S</meta:editing-duration>
    <meta:editing-cycles>14</meta:editing-cycles>
    <meta:generator>LibreOffice/6.0.2.1.0$OpenBSD_X86_64 LibreOffice_project/00m0$Build-1</meta:generator>
    <meta:document-statistic meta:table-count="0" meta:image-count="0" meta:object-count="0" meta:page-count="3" meta:paragraph-count="53" meta:word-count="619" meta:character-count="4259" meta:non-whitespace-character-count="3659"/>
  </office:meta>
</office:document-meta>
</file>